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line-height="100%" fo:text-align="start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7.907cm" svg:height="2.921cm" svg:x="1.181cm" svg:y="1.408cm">
          <text:p text:style-name="P1"><text:span text:style-name="T1">Project Responsibilities:</text:span></text:p>
          <text:p text:style-name="P1"><text:span text:style-name="T1">csjohns3. Christopher Johnson:</text:span></text:p>
          <text:p text:style-name="P1"><text:span text:style-name="T1"><text:tab/></text:span><text:span text:style-name="T1"><text:tab/></text:span><text:span text:style-name="T1">Input Pipeline, Testbench, Top Level, Report</text:span></text:p>
          <text:p text:style-name="P1"><text:span text:style-name="T1">jasteve4. Joshua Stevens:</text:span></text:p>
          <text:p text:style-name="P1"><text:span text:style-name="T1"><text:tab/></text:span><text:span text:style-name="T1"><text:tab/></text:span><text:span text:style-name="T1">Output Pipeline/CDF, Testbench, Top Level, Report</text:span></text:p>
        </draw:rect>
        <draw:rect draw:style-name="gr1" draw:text-style-name="P1" draw:layer="layout" svg:width="6.477cm" svg:height="2.794cm" svg:x="1.181cm" svg:y="4.456cm">
          <text:p text:style-name="P1"><text:span text:style-name="T1">Delay (ns to run example)</text:span></text:p>
          <text:p text:style-name="P1"><text:span text:style-name="T1">Clock period: </text:span></text:p>
          <text:p text:style-name="P1"><text:span text:style-name="T1">#cycles: </text:span></text:p>
        </draw:rect>
        <draw:rect draw:style-name="gr1" draw:text-style-name="P2" draw:layer="layout" svg:width="4.572cm" svg:height="3.837cm" svg:x="7.885cm" svg:y="4.429cm">
          <text:p text:style-name="P3"><text:span text:style-name="T1">Area: um</text:span><text:span text:style-name="T2">2</text:span></text:p>
          <text:p text:style-name="P3"><text:span text:style-name="T3"/></text:p>
          <text:p text:style-name="P3"><text:span text:style-name="T3">Logic:</text:span></text:p>
          <text:p text:style-name="P3"><text:span text:style-name="T3"/></text:p>
          <text:p text:style-name="P3"><text:span text:style-name="T3">Memory: N/A</text:span></text:p>
        </draw:rect>
        <draw:rect draw:style-name="gr1" draw:text-style-name="P1" draw:layer="layout" svg:width="6.477cm" svg:height="2.794cm" svg:x="12.63cm" svg:y="4.483cm">
          <text:p text:style-name="P1"><text:span text:style-name="T1">1/(delay.area)(ns</text:span><text:span text:style-name="T2">-1</text:span><text:span text:style-name="T1">.um</text:span><text:span text:style-name="T2">-2</text:span><text:span text:style-name="T1">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6.477cm" svg:height="2.794cm" svg:x="1.181cm" svg:y="7.331cm">
          <text:p text:style-name="P1"><text:span text:style-name="T1">Delay (TA provided example.</text:span></text:p>
          <text:p text:style-name="P1"><text:span text:style-name="T1"><text:tab/></text:span><text:span text:style-name="T1">TA to complete)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6.477cm" svg:height="2.794cm" svg:x="12.631cm" svg:y="7.383cm">
          <text:p text:style-name="P1"><text:span text:style-name="T1">1/(delay.area) (TA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2:33:03.875503242</meta:creation-date>
    <dc:date>2014-03-31T14:38:49.454270815</dc:date>
    <meta:editing-duration>PT18M21S</meta:editing-duration>
    <meta:editing-cycles>5</meta:editing-cycles>
    <meta:generator>LibreOffice/4.1.3.2$Linux_X86_64 LibreOffice_project/410m0$Build-2</meta:generator>
    <meta:document-statistic meta:object-count="6"/>
  </office:meta>
</office:document-meta>
</file>